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top="0.5pt solid #ffffff" fo:padding-bottom="21pt" fo:border-bottom="0.5pt solid #ffffff"/>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left="0.5pt solid #ffffff"/>
    </style:style>
    <style:style style:name="Line1" style:family="paragraph" style:parent-style-name="none">
      <style:paragraph-properties fo:text-align="left" fo:margin-left="24pt" fo:text-indent="-12pt" fo:padding-left="0pt" fo:border-left="0.5pt solid #ffffff"/>
    </style:style>
    <style:style style:name="REVERSESOLIDUSCitationLine2" style:family="paragraph" style:parent-style-name="none">
      <style:paragraph-properties fo:text-align="left" fo:margin-left="24pt" fo:text-indent="-6pt" fo:padding-left="0pt" fo:border-left="0.5pt solid #ffffff"/>
    </style:style>
    <style:style style:name="Line2" style:family="paragraph" style:parent-style-name="none">
      <style:paragraph-properties fo:text-align="left" fo:margin-left="24pt" fo:text-indent="-6pt" fo:padding-left="0pt" fo:border-left="0.5pt solid #ffffff"/>
    </style:style>
    <style:style style:name="REVERSESOLIDUSCitationLine3" style:family="paragraph" style:parent-style-name="none">
      <style:paragraph-properties fo:text-align="left" fo:margin-left="24pt" fo:text-indent="0pt" fo:padding-left="0pt" fo:border-left="0.5pt solid #ffffff"/>
    </style:style>
    <style:style style:name="Line3" style:family="paragraph" style:parent-style-name="none">
      <style:paragraph-properties fo:text-align="left" fo:margin-left="24pt" fo:text-indent="0pt" fo:padding-left="0pt" fo:border-lef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padding-top="36pt" fo:border-top="0.5pt solid #ffffff"/>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50%" style:text-position="super"/>
    </style:style>
    <style:style style:name="VerseNumberInNote" style:family="paragraph" style:parent-style-name="none">
      <style:paragraph-properties fo:text-indent="0pt" fo:margin-left="0pt"/>
      <style:text-properties fo:font-size="15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39</meta:creation-date>
    <dc:creator>sudyk</dc:creator>
    <dc:date>2011-02-03T13:33:39</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IL_GOOGLE_SVN\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